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line-height-at-least="0.582cm" fo:orphans="2" fo:widows="2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2" style:family="paragraph" style:parent-style-name="Heading_20_1">
      <style:text-properties fo:font-weight="bold"/>
    </style:style>
    <style:style style:name="P3" style:family="paragraph" style:parent-style-name="Heading_20_2">
      <style:paragraph-properties fo:margin-left="0cm" fo:margin-right="0cm" fo:margin-top="0.529cm" fo:margin-bottom="0.265cm" fo:text-indent="0cm" style:auto-text-indent="false" fo:padding="0cm" fo:border="none"/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anaindeksi</text:h>
      <text:p text:style-name="P1">Trie-puulla toteutettava sanaindeksi, ohjelma voi hakea tiedostosta hakusanalla rivit missä sanat esiintyvät. Ohjelma käyttää trie-puutta, jossa lapsisolmut on tallennettu dynaamiseen järjestettyyn tauluun (aluksi käyttämällä javan ArrayListiä). Alustavasti ohjelmaa on tarkoitus käyttää komentoriviltä, eli ohjelmalle annettaan joko käynnistysparametreissa tai itse ohjelmasta, esim. "lataa" komennolla.</text:p>
      <text:h text:style-name="P3" text:outline-level="2">Toteutusympäristö</text:h>
      <text:p text:style-name="P1">Toteutan harjoitystyön NetBeansissa, projektihallinnassa auttaa Maven sekä cloudbeesin jenkins palvelin. Testauksessa käytän JUnittia, ja versionhallinnassa Gittiä sekä GitHubia.</text:p>
      <text:h text:style-name="P3" text:outline-level="2">Toimintaympäristö</text:h>
      <text:p text:style-name="P1">Ohjelma toimii kaikissa koneissa joihin on asennettu uusin Java.</text:p>
      <text:p text:style-name="P1"/>
      <text:h text:style-name="Heading_20_2" text:outline-level="2">Algoritmit ja syöte</text:h>
      <text:p text:style-name="Text_20_body">Käytän sanaindeksissä Trie-puuta ja lapsisolmujen tallentamisessa dynaamista taulukkoa.</text:p>
      <text:p text:style-name="Text_20_body">Dynaaminen taulukko on yksinkertaisin ja hyvin tehokas tapa toteuttaa lapsien tallentaminen.</text:p>
      <text:p text:style-name="Text_20_body">Syötteenä ohjelma saa UTF-8 tekstitiedostoja joita se tallettaa puuhun, ja joista voidaan hakea merkkijonoilla niiden rivit.</text:p>
      <text:p text:style-name="Standard"/>
      <text:h text:style-name="Heading_20_2" text:outline-level="2">Aika- ja tilavaativuus</text:h>
      <text:p text:style-name="Text_20_body">Aikavaativuus tulisi olla haussa O(log2 n) ja lisäämisessä O(n).</text:p>
      <text:p text:style-name="Text_20_body">Tilavaativuus on O(n), missä n on lisättävien sanojen lukumäär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7T23:37:40.84</meta:creation-date>
    <dc:date>2012-05-27T23:46:59.49</dc:date>
    <meta:editing-duration>PT9M19S</meta:editing-duration>
    <meta:editing-cycles>6</meta:editing-cycles>
    <meta:generator>LibreOffice/3.4$Win32 LibreOffice_project/340m1$Build-402</meta:generator>
    <meta:document-statistic meta:table-count="0" meta:image-count="0" meta:object-count="0" meta:page-count="1" meta:paragraph-count="13" meta:word-count="135" meta:character-count="1163" meta:non-whitespace-character-count="1163"/>
  </office:meta>
</office:document-meta>
</file>